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ource_20_Text"/></text:p>
      <text:h text:style-name="Heading_20_1" text:outline-level="1"><text:span text:style-name="Source_20_Text">What Happens When You Type Google.com in Your Browser and Press Enter?</text:span></text:h>
      <text:p text:style-name="Text_20_body">Hey you! Yes, you reading my blog! Have you ever thought about what happens when you type google.com in your browser and press enter?</text:p>
      <text:p text:style-name="Text_20_body">No? Alright, so let me try to do my best to explain what happens when you do this!</text:p>
      <text:h text:style-name="Heading_20_2" text:outline-level="2">The Journey Begins</text:h>
      <text:p text:style-name="Text_20_body">So when you type google.com in your browser, a lot happens behind the scenes.</text:p>
      <text:p text:style-name="Text_20_body">First, you enter the address through your keyboard on your browser and press enter.</text:p>
      <text:h text:style-name="Heading_20_2" text:outline-level="2">DNS Request - The Internet Phone Book</text:h>
      <text:p text:style-name="Text_20_body">Your request is sent to the internet, and your browser asks for a DNS request. It's like asking the yellow pages for the address of google.com, so the DNS tells it: "google.com? Oh, you have to go to the address 142.250.191.14!"</text:p>
      <text:p text:style-name="Text_20_body">The DNS acts as a service that translates the domain name into an IP address.</text:p>
      <text:h text:style-name="Heading_20_2" text:outline-level="2">TCP/IP - Establishing Communication</text:h>
      <text:p text:style-name="Text_20_body">So now your browser got the address for google.com, which is "142.250.191.14", and calls it: "Hey yo Google, I got an HTTP request for you!" Then Google responds: "Hey yo, what do you want?" That's how they establish the communication through the TCP/IP protocol, which establishes the connection.</text:p>
      <text:h text:style-name="Heading_20_2" text:outline-level="2">Firewall - The Security Guard</text:h>
      <text:p text:style-name="Text_20_body">Once the connection is established, you have to pass through the firewall.</text:p>
      <text:p text:style-name="Text_20_body">Imagine you want to go clubbing, but there's a huge security guard at the gate. The guy doesn't play around! You present yourself at the front door, and the guy named FIREWALL looks at you like: "Hey, where do you think you're going? Let me check your request! Do you have anything dangerous or harmful on you? Are you authorized to go through? Hmm, seems that you are legit. OK cool, you can pass!"</text:p>
      <text:p text:style-name="Text_20_body">The firewall is the protection for the network. Its job is to filter the network's incoming and outgoing communications and block unauthorized connections and threats from outside.</text:p>
      <text:h text:style-name="Heading_20_2" text:outline-level="2"><text:soft-page-break/>HTTPS/SSL - Encrypted Communication</text:h>
      <text:p text:style-name="Text_20_body">Now you pass the firewall. Time to encrypt the connection with an SSL certificate - nobody can listen to what we will say!</text:p>
      <text:p text:style-name="Text_20_body">HTTPS/SSL is a protocol that encrypts the communication between your browser and the server.</text:p>
      <text:h text:style-name="Heading_20_2" text:outline-level="2">Load Balancer - Traffic Distribution</text:h>
      <text:p text:style-name="Text_20_body">Now that we passed the firewall and obtained our SSL certificate, it's time to find our way through a server which will be available for us to access www.google.com. So we meet the load balancer, who redirects the connection to a server that is not too busy to handle our request.</text:p>
      <text:p text:style-name="Text_20_body">The load balancer's mission is to distribute the traffic to a server, avoiding that always the same server has to handle all the traffic.</text:p>
      <text:h text:style-name="Heading_20_2" text:outline-level="2">Web Server - Request Processing</text:h>
      <text:p text:style-name="Text_20_body">Now that we have our designated server handling our request to search on www.google.com, the web server receives and processes our HTTP request.</text:p>
      <text:h text:style-name="Heading_20_2" text:outline-level="2">Application Server - The Brain</text:h>
      <text:p text:style-name="Text_20_body">Here comes the application server to handle our request more accurately. It applies all the algorithms that Google allows it to use to handle our request and search through the database.</text:p>
      <text:h text:style-name="Heading_20_2" text:outline-level="2">Database - The Search Index</text:h>
      <text:p text:style-name="Text_20_body">The application server queries Google's massive database containing billions of indexed web pages to find the most relevant results for our search.</text:p>
      <text:h text:style-name="Heading_20_2" text:outline-level="2">Conclusion</text:h>
      <text:p text:style-name="Text_20_body">And there you have it! All of this happens in just a few hundred milliseconds every time you search on Google. Pretty amazing how much technology works behind such a simple action, right?</text:p>
      <text:p text:style-name="Text_20_body">The next time you type google.com and press enter, remember this incredible journey your request takes around the world and back!</text:p>
      <text:p text:style-name="Standard"><text:span text:style-name="Source_20_Text"/></text:p>
      <text:p text:style-name="Standard"><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8T21:24:48.798576506</meta:creation-date>
    <dc:date>2025-09-28T22:25:41.285767266</dc:date>
    <meta:editing-duration>PT18M52S</meta:editing-duration>
    <meta:editing-cycles>2</meta:editing-cycles>
    <meta:generator>LibreOffice/25.2.6.2$Linux_X86_64 LibreOffice_project/40d1a0e1d5bdf1afaeae24d9ece32bbb00fa66a4</meta:generator>
    <meta:document-statistic meta:table-count="0" meta:image-count="0" meta:object-count="0" meta:page-count="2" meta:paragraph-count="30" meta:word-count="585" meta:character-count="3412" meta:non-whitespace-character-count="2857"/>
  </office:meta>
</office:document-meta>
</file>